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8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3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6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7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>
      <style:graphic-properties draw:stroke="solid"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0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1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2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3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1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'Euphemia UCAS'" style:font-style-name="Regular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2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77cm" svg:x="14.8cm" svg:y="1.5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xml:id="id8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698cm" svg:x2="6.4cm" svg:y2="8.55cm" draw:start-shape="id1" draw:start-glue-point="1" draw:end-shape="id2" draw:end-glue-point="3" svg:d="m4201 8698c1650 0 551-148 2199-148">
          <text:p/>
        </draw:connector>
        <draw:connector draw:style-name="gr5" draw:text-style-name="P2" draw:layer="layout" draw:type="curve" svg:x1="4.2cm" svg:y1="7.785cm" svg:x2="6.4cm" svg:y2="8.55cm" draw:start-shape="id3" draw:start-glue-point="1" draw:end-shape="id2" draw:end-glue-point="3" svg:d="m4200 7785c1650 0 550 765 2200 765">
          <text:p/>
        </draw:connector>
        <draw:connector draw:style-name="gr6" draw:text-style-name="P2" draw:layer="layout" draw:type="curve" svg:x1="4.2cm" svg:y1="12.588cm" svg:x2="6.9cm" svg:y2="9.65cm" draw:start-shape="id4" draw:start-glue-point="1" draw:end-shape="id5" draw:end-glue-point="3" svg:d="m4200 12588c2025 0 675-2938 2700-2938">
          <text:p/>
        </draw:connector>
        <draw:connector draw:style-name="gr7" draw:text-style-name="P2" draw:layer="layout" draw:type="curve" svg:x1="4.2cm" svg:y1="9.612cm" svg:x2="6.4cm" svg:y2="8.55cm" draw:start-shape="id6" draw:start-glue-point="1" draw:end-shape="id2" draw:end-glue-point="3" svg:d="m4200 9612c1650 0 550-1062 2200-1062">
          <text:p/>
        </draw:connector>
        <draw:connector draw:style-name="gr8" draw:text-style-name="P2" draw:layer="layout" draw:type="curve" svg:x1="4.201cm" svg:y1="6.508cm" svg:x2="6.9cm" svg:y2="7.55cm" draw:start-shape="id7" draw:start-glue-point="1" draw:end-shape="id8" draw:end-glue-point="3" svg:d="m4201 6508c2025 0 676 1042 2699 1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7" draw:layer="layout" svg:width="2.492cm" svg:height="1.293cm" svg:x="14.102cm" svg:y="7.9cm">
          <draw:text-box>
            <text:p text:style-name="P6"><text:span text:style-name="T1">dflt runtime</text:span><text:span text:style-name="T1"><text:line-break/></text:span><text:span text:style-name="T1">persistence</text:span></text:p>
          </draw:text-box>
        </draw:frame>
        <draw:ellipse draw:style-name="gr11" draw:text-style-name="P8" draw:layer="layout" svg:width="2.247cm" svg:height="1.4cm" svg:x="9.001cm" svg:y="7.7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419cm" draw:start-shape="id9" draw:start-glue-point="1" draw:end-shape="id10" draw:end-glue-point="3" svg:d="m17300 8550c2325 0 775-131 3100-131">
          <text:p/>
        </draw:connector>
        <draw:connector draw:style-name="gr13" draw:text-style-name="P2" draw:layer="layout" draw:type="curve" svg:x1="17.3cm" svg:y1="8.55cm" svg:x2="20.4cm" svg:y2="6.602cm" draw:start-shape="id9" draw:start-glue-point="1" draw:end-shape="id11" draw:end-glue-point="3" svg:d="m17300 8550c2325 0 775-1948 3100-1948">
          <text:p/>
        </draw:connector>
        <draw:connector draw:style-name="gr14" draw:text-style-name="P2" draw:layer="layout" draw:type="curve" svg:x1="12.377cm" svg:y1="6.7cm" svg:x2="16.35cm" svg:y2="2.07cm" draw:start-shape="id12" draw:start-glue-point="0" draw:end-shape="id13" svg:d="m12377 6700c0-3472 3973-1158 3973-4630">
          <text:p/>
        </draw:connector>
        <draw:connector draw:style-name="gr15" draw:text-style-name="P2" draw:layer="layout" draw:type="curve" svg:x1="17.3cm" svg:y1="8.55cm" svg:x2="20.4cm" svg:y2="7.511cm" draw:start-shape="id9" draw:start-glue-point="1" draw:end-shape="id14" svg:d="m17300 8550c2325 0 775-1039 3100-1039">
          <text:p/>
        </draw:connector>
        <draw:connector draw:style-name="gr16" draw:text-style-name="P2" draw:layer="layout" draw:type="curve" svg:x1="4.201cm" svg:y1="10.518cm" svg:x2="6.4cm" svg:y2="8.55cm" draw:start-shape="id15" draw:start-glue-point="1" draw:end-shape="id2" draw:end-glue-point="3" svg:d="m4201 10518c1650 0 551-1968 2199-1968">
          <text:p/>
        </draw:connector>
        <draw:rect draw:style-name="gr17" draw:text-style-name="P1" xml:id="id7" draw:id="id7" draw:layer="layout" svg:width="3.5cm" svg:height="0.773cm" svg:x="0.701cm" svg:y="6.122cm">
          <text:p text:style-name="P9"><text:span text:style-name="T4">DnD</text:span></text:p>
        </draw:rect>
        <draw:rect draw:style-name="gr18" draw:text-style-name="P1" xml:id="id3" draw:id="id3" draw:layer="layout" svg:width="3.5cm" svg:height="0.77cm" svg:x="0.7cm" svg:y="7.4cm">
          <text:p text:style-name="P9"><text:span text:style-name="T4">HTML</text:span></text:p>
        </draw:rect>
        <draw:rect draw:style-name="gr19" draw:text-style-name="P1" xml:id="id1" draw:id="id1" draw:layer="layout" svg:width="3.5cm" svg:height="0.773cm" svg:x="0.701cm" svg:y="8.312cm">
          <text:p text:style-name="P9"><text:span text:style-name="T4">Scimpi</text:span></text:p>
        </draw:rect>
        <draw:rect draw:style-name="gr20" draw:text-style-name="P1" xml:id="id6" draw:id="id6" draw:layer="layout" svg:width="3.5cm" svg:height="0.773cm" svg:x="0.7cm" svg:y="9.226cm">
          <text:p text:style-name="P9"><text:span text:style-name="T4">Wicket</text:span></text:p>
        </draw:rect>
        <draw:rect draw:style-name="gr21" draw:text-style-name="P1" xml:id="id15" draw:id="id15" draw:layer="layout" svg:width="3.5cm" svg:height="0.774cm" svg:x="0.701cm" svg:y="10.131cm">
          <text:p text:style-name="P9"><text:span text:style-name="T4">XHTML (rest)</text:span></text:p>
        </draw:rect>
        <draw:rect draw:style-name="gr22" draw:text-style-name="P1" xml:id="id17" draw:id="id17" draw:layer="layout" svg:width="3.5cm" svg:height="0.773cm" svg:x="8.499cm" svg:y="15.627cm">
          <text:p text:style-name="P9"><text:span text:style-name="T4">Wrapper</text:span></text:p>
        </draw:rect>
        <draw:rect draw:style-name="gr23" draw:text-style-name="P1" xml:id="id4" draw:id="id4" draw:layer="layout" svg:width="3.5cm" svg:height="0.772cm" svg:x="0.7cm" svg:y="12.202cm">
          <text:p text:style-name="P9"><text:span text:style-name="T4">BDD</text:span></text:p>
        </draw:rect>
        <draw:rect draw:style-name="gr24" draw:text-style-name="P10" xml:id="id11" draw:id="id11" draw:layer="layout" svg:width="3.5cm" svg:height="0.772cm" svg:x="20.4cm" svg:y="6.216cm">
          <text:p text:style-name="P6"><text:span text:style-name="T5">Dflt (in-mem)</text:span></text:p>
        </draw:rect>
        <draw:rect draw:style-name="gr25" draw:text-style-name="P1" xml:id="id10" draw:id="id10" draw:layer="layout" svg:width="3.5cm" svg:height="0.773cm" svg:x="20.4cm" svg:y="8.033cm">
          <text:p text:style-name="P9"><text:span text:style-name="T4">SQL</text:span></text:p>
        </draw:rect>
        <draw:rect draw:style-name="gr26" draw:text-style-name="P1" xml:id="id23" draw:id="id23" draw:layer="layout" svg:width="3.5cm" svg:height="0.773cm" svg:x="20.4cm" svg:y="8.942cm">
          <text:p text:style-name="P9"><text:span text:style-name="T4">NoSQL</text:span></text:p>
        </draw:rect>
        <draw:rect draw:style-name="gr27" draw:text-style-name="P10" xml:id="id20" draw:id="id20" draw:layer="layout" svg:width="3.5cm" svg:height="0.773cm" svg:x="6.4cm" svg:y="1.7cm">
          <text:p text:style-name="P6"><text:span text:style-name="T5">File</text:span></text:p>
        </draw:rect>
        <draw:rect draw:style-name="gr28" draw:text-style-name="P1" xml:id="id21" draw:id="id21" draw:layer="layout" svg:width="3.5cm" svg:height="0.773cm" svg:x="10.5cm" svg:y="1.7cm">
          <text:p text:style-name="P9"><text:span text:style-name="T4">LDAP</text:span></text:p>
        </draw:rect>
        <draw:connector draw:style-name="gr29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0" draw:text-style-name="P1" xml:id="id14" draw:id="id14" draw:layer="layout" svg:width="3.5cm" svg:height="0.774cm" svg:x="20.4cm" svg:y="7.124cm">
          <text:p text:style-name="P9"><text:span text:style-name="T4">XML</text:span></text:p>
        </draw:rect>
        <draw:frame draw:style-name="gr9" draw:text-style-name="P10" draw:layer="layout" svg:width="2.432cm" svg:height="1.293cm" svg:x="12.902cm" svg:y="5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1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1" draw:text-style-name="P1" xml:id="id18" draw:id="id18" draw:layer="layout" svg:width="3.5cm" svg:height="0.773cm" svg:x="6.5cm" svg:y="16.727cm">
          <text:p text:style-name="P9"><text:span text:style-name="T4">Dflt (Java5)</text:span></text:p>
        </draw:rect>
        <draw:rect draw:style-name="gr32" draw:text-style-name="P1" xml:id="id22" draw:id="id22" draw:layer="layout" svg:width="3.499cm" svg:height="0.773cm" svg:x="4.501cm" svg:y="15.627cm">
          <text:p text:style-name="P9"><text:span text:style-name="T4">Groovy</text:span></text:p>
        </draw:rect>
        <draw:connector draw:style-name="gr33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4" draw:text-style-name="P2" draw:layer="layout" draw:type="curve" svg:x1="10.35cm" svg:y1="3.6cm" svg:x2="8.15cm" svg:y2="2.473cm" draw:start-shape="id19" draw:start-glue-point="0" draw:end-shape="id20" draw:end-glue-point="2" svg:d="m10350 3600c0-844-2200-281-2200-1127">
          <text:p/>
        </draw:connector>
        <draw:connector draw:style-name="gr35" draw:text-style-name="P2" draw:layer="layout" draw:type="curve" svg:x1="10.35cm" svg:y1="3.6cm" svg:x2="12.25cm" svg:y2="2.473cm" draw:start-shape="id19" draw:start-glue-point="0" draw:end-shape="id21" draw:end-glue-point="2" svg:d="m10350 3600c0-844 1900-281 1900-1127">
          <text:p/>
        </draw:connector>
        <draw:connector draw:style-name="gr36" draw:text-style-name="P2" draw:layer="layout" draw:type="curve" svg:x1="10.05cm" svg:y1="13.5cm" svg:x2="6.25cm" svg:y2="15.627cm" draw:start-shape="id16" draw:start-glue-point="2" draw:end-shape="id22" draw:end-glue-point="0" svg:d="m10050 13500c0 1596-3800 533-3800 2127">
          <text:p/>
        </draw:connector>
        <draw:rect draw:style-name="gr37" draw:text-style-name="P10" draw:layer="layout" svg:width="1.799cm" svg:height="0.3cm" svg:x="19.298cm" svg:y="1.679cm">
          <text:p/>
        </draw:rect>
        <draw:frame draw:style-name="gr38" draw:text-style-name="P12" draw:layer="layout" svg:width="1.281cm" svg:height="0.729cm" svg:x="19.2cm" svg:y="0cm">
          <draw:text-box>
            <text:p><text:span text:style-name="T6">key:</text:span></text:p>
          </draw:text-box>
        </draw:frame>
        <draw:frame draw:style-name="gr38" draw:text-style-name="P13" draw:layer="layout" svg:width="3.783cm" svg:height="0.818cm" svg:x="21.101cm" svg:y="0.381cm">
          <draw:text-box>
            <text:p><text:span text:style-name="T7">core / dflt runtime</text:span></text:p>
          </draw:text-box>
        </draw:frame>
        <draw:frame draw:style-name="gr39" draw:text-style-name="P14" draw:layer="layout" svg:width="1.992cm" svg:height="0.818cm" svg:x="21.101cm" svg:y="0.882cm">
          <draw:text-box>
            <text:p text:style-name="P4"><text:span text:style-name="T8">defaults</text:span></text:p>
          </draw:text-box>
        </draw:frame>
        <draw:circle draw:style-name="gr40" draw:text-style-name="P2" xml:id="id2" draw:id="id2" draw:layer="layout" svg:width="0.5cm" svg:height="0.5cm" svg:x="6.4cm" svg:y="8.3cm">
          <text:p/>
        </draw:circle>
        <draw:circle draw:style-name="gr41" draw:text-style-name="P2" xml:id="id19" draw:id="id19" draw:layer="layout" svg:width="0.5cm" svg:height="0.5cm" svg:x="10.1cm" svg:y="3.6cm">
          <text:p/>
        </draw:circle>
        <draw:circle draw:style-name="gr42" draw:text-style-name="P2" xml:id="id9" draw:id="id9" draw:layer="layout" svg:width="0.5cm" svg:height="0.5cm" svg:x="16.8cm" svg:y="8.3cm">
          <text:p/>
        </draw:circle>
        <draw:connector draw:style-name="gr43" draw:text-style-name="P2" draw:layer="layout" draw:type="curve" svg:x1="17.3cm" svg:y1="8.55cm" svg:x2="20.4cm" svg:y2="9.328cm" draw:start-shape="id9" draw:start-glue-point="1" draw:end-shape="id23" svg:d="m17300 8550c2325 0 775 778 3100 778">
          <text:p/>
        </draw:connector>
        <draw:circle draw:style-name="gr44" draw:text-style-name="P2" xml:id="id16" draw:id="id16" draw:layer="layout" svg:width="0.5cm" svg:height="0.5cm" svg:x="9.8cm" svg:y="13cm">
          <text:p/>
        </draw:circle>
        <draw:rect draw:style-name="gr45" draw:text-style-name="P10" draw:layer="layout" svg:width="1.799cm" svg:height="0.3cm" svg:x="19.299cm" svg:y="2.679cm">
          <text:p/>
        </draw:rect>
        <draw:rect draw:style-name="gr46" draw:text-style-name="P10" draw:layer="layout" svg:width="1.799cm" svg:height="0.3cm" svg:x="19.3cm" svg:y="0.679cm">
          <text:p/>
        </draw:rect>
        <draw:frame draw:style-name="gr47" draw:text-style-name="P14" draw:layer="layout" svg:width="4.088cm" svg:height="0.818cm" svg:x="21.102cm" svg:y="2.382cm">
          <draw:text-box>
            <text:p text:style-name="P4"><text:span text:style-name="T8">application-specific</text:span></text:p>
          </draw:text-box>
        </draw:frame>
        <draw:rect draw:style-name="gr48" draw:text-style-name="P15" xml:id="id13" draw:id="id13" draw:layer="layout" svg:width="3.5cm" svg:height="0.77cm" svg:x="14.6cm" svg:y="1.3cm">
          <text:p text:style-name="P9"><text:span text:style-name="T8">domain service</text:span></text:p>
        </draw:rect>
        <draw:ellipse draw:style-name="gr49" draw:text-style-name="P8" draw:layer="layout" svg:width="2.247cm" svg:height="1.4cm" svg:x="11.3cm" svg:y="6.8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8" draw:layer="layout" svg:width="2.247cm" svg:height="1.4cm" svg:x="10.803cm" svg:y="8.9cm">
          <text:p text:style-name="P6"><text:span text:style-name="T3">domain</text:span><text:span text:style-name="T3"><text:line-break/></text:span><text:span text:style-name="T3">object</text:span></text:p>
        </draw:ellipse>
        <draw:frame draw:style-name="gr50" draw:text-style-name="P14" draw:layer="layout" svg:width="2.674cm" svg:height="0.818cm" svg:x="21.102cm" svg:y="1.382cm">
          <draw:text-box>
            <text:p text:style-name="P4"><text:span text:style-name="T8">alternatives</text:span></text:p>
          </draw:text-box>
        </draw:frame>
        <draw:rect draw:style-name="gr51" draw:text-style-name="P10" draw:layer="layout" svg:width="1.799cm" svg:height="0.3cm" svg:x="19.301cm" svg:y="1.179cm">
          <text:p/>
        </draw:rect>
        <draw:rect draw:style-name="gr52" draw:text-style-name="P10" draw:layer="layout" svg:width="1.799cm" svg:height="0.3cm" svg:x="19.299cm" svg:y="2.179cm">
          <text:p/>
        </draw:rect>
        <draw:frame draw:style-name="gr53" draw:text-style-name="P14" draw:layer="layout" svg:width="1.937cm" svg:height="0.818cm" svg:x="21.102cm" svg:y="1.882cm">
          <draw:text-box>
            <text:p text:style-name="P4"><text:span text:style-name="T8">viewers</text:span></text:p>
          </draw:text-box>
        </draw:frame>
        <draw:circle draw:style-name="gr54" draw:text-style-name="P2" xml:id="id5" draw:id="id5" draw:layer="layout" svg:width="0.5cm" svg:height="0.5cm" svg:x="6.9cm" svg:y="9.4cm">
          <text:p/>
        </draw:circle>
        <draw:frame draw:style-name="gr9" draw:text-style-name="P11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10" xml:id="id24" draw:id="id24" draw:layer="layout" svg:width="3.5cm" svg:height="0.773cm" svg:x="8.4cm" svg:y="0.7cm">
          <text:p text:style-name="P6"><text:span text:style-name="T5">Dflt (no-op)</text:span></text:p>
        </draw:rect>
        <draw:connector draw:style-name="gr55" draw:text-style-name="P2" draw:layer="layout" draw:type="curve" svg:x1="10.351cm" svg:y1="3.6cm" svg:x2="10.15cm" svg:y2="1.473cm" draw:end-shape="id24" draw:end-glue-point="2" svg:d="m10351 3600c0-1216-201-153-201-2127">
          <text:p/>
        </draw:connector>
        <draw:rect draw:style-name="gr56" draw:text-style-name="P1" xml:id="id25" draw:id="id25" draw:layer="layout" svg:width="3.5cm" svg:height="0.773cm" svg:x="0.7cm" svg:y="13.085cm">
          <text:p text:style-name="P9"><text:span text:style-name="T4">JUnit</text:span></text:p>
        </draw:rect>
        <draw:circle draw:style-name="gr57" draw:text-style-name="P2" xml:id="id29" draw:id="id29" draw:layer="layout" svg:width="0.5cm" svg:height="0.5cm" svg:x="14.7cm" svg:y="4.5cm">
          <text:p/>
        </draw:circle>
        <draw:connector draw:style-name="gr58" draw:text-style-name="P2" draw:layer="layout" draw:type="curve" svg:x1="4.2cm" svg:y1="13.471cm" svg:x2="6.9cm" svg:y2="9.65cm" draw:start-shape="id25" draw:start-glue-point="1" draw:end-shape="id5" draw:end-glue-point="3" svg:d="m4200 13471c2025 0 675-3821 2700-3821">
          <text:p/>
        </draw:connector>
        <draw:frame draw:style-name="gr9" draw:text-style-name="P7" draw:layer="layout" svg:width="2.432cm" svg:height="1.293cm" svg:x="12.503cm" svg:y="11.7cm">
          <draw:text-box>
            <text:p text:style-name="P6"><text:span text:style-name="T1">dflt runtime</text:span><text:span text:style-name="T1"><text:line-break/></text:span><text:span text:style-name="T1">bytecode</text:span></text:p>
          </draw:text-box>
        </draw:frame>
        <draw:rect draw:style-name="gr59" draw:text-style-name="P1" xml:id="id35" draw:id="id35" draw:layer="layout" svg:width="3.5cm" svg:height="0.773cm" svg:x="16.799cm" svg:y="15.628cm">
          <text:p text:style-name="P9"><text:span text:style-name="T4">Identity</text:span></text:p>
        </draw:rect>
        <draw:rect draw:style-name="gr60" draw:text-style-name="P1" xml:id="id27" draw:id="id27" draw:layer="layout" svg:width="3.5cm" svg:height="0.773cm" svg:x="14.8cm" svg:y="16.627cm">
          <text:p text:style-name="P9"><text:span text:style-name="T4">Dflt (cglib)</text:span></text:p>
        </draw:rect>
        <draw:rect draw:style-name="gr61" draw:text-style-name="P1" xml:id="id28" draw:id="id28" draw:layer="layout" svg:width="3.499cm" svg:height="0.773cm" svg:x="12.801cm" svg:y="15.627cm">
          <text:p text:style-name="P9"><text:span text:style-name="T4">Javassist</text:span></text:p>
        </draw:rect>
        <draw:connector draw:style-name="gr62" draw:text-style-name="P2" draw:layer="layout" draw:type="curve" svg:x1="15.3cm" svg:y1="12.25cm" svg:x2="16.55cm" svg:y2="16.627cm" draw:start-shape="id26" draw:start-glue-point="1" draw:end-shape="id27" svg:d="m15300 12250c834 0 1250 1459 1250 4377">
          <text:p/>
        </draw:connector>
        <draw:circle draw:style-name="gr63" draw:text-style-name="P2" xml:id="id26" draw:id="id26" draw:layer="layout" svg:width="0.5cm" svg:height="0.5cm" svg:x="14.8cm" svg:y="12cm">
          <text:p/>
        </draw:circle>
        <draw:connector draw:style-name="gr64" draw:text-style-name="P2" draw:layer="layout" draw:type="curve" svg:x1="15.3cm" svg:y1="12.25cm" svg:x2="14.55cm" svg:y2="15.627cm" draw:start-shape="id26" draw:start-glue-point="1" draw:end-shape="id28" draw:end-glue-point="0" svg:d="m15300 12250c757 0 631 907 255 1166s-1005-133-1005 2211">
          <text:p/>
        </draw:connector>
        <draw:rect draw:style-name="gr65" draw:text-style-name="P1" xml:id="id30" draw:id="id30" draw:layer="layout" svg:width="3.5cm" svg:height="0.774cm" svg:x="18.1cm" svg:y="3.944cm">
          <text:p text:style-name="P9"><text:span text:style-name="T4">Http</text:span></text:p>
        </draw:rect>
        <draw:rect draw:style-name="gr66" draw:text-style-name="P1" xml:id="id31" draw:id="id31" draw:layer="layout" svg:width="3.5cm" svg:height="0.774cm" svg:x="18.1cm" svg:y="4.844cm">
          <text:p text:style-name="P9"><text:span text:style-name="T4">Sockets</text:span></text:p>
        </draw:rect>
        <draw:connector draw:style-name="gr67" draw:text-style-name="P2" draw:layer="layout" draw:type="curve" svg:x1="15.2cm" svg:y1="4.75cm" svg:x2="18.1cm" svg:y2="4.331cm" draw:start-shape="id29" draw:start-glue-point="1" draw:end-shape="id30" svg:d="m15200 4750c2175 0 725-419 2900-419">
          <text:p/>
        </draw:connector>
        <draw:connector draw:style-name="gr68" draw:text-style-name="P2" draw:layer="layout" draw:type="curve" svg:x1="15.2cm" svg:y1="4.75cm" svg:x2="18.1cm" svg:y2="5.231cm" draw:start-shape="id29" draw:start-glue-point="1" draw:end-shape="id31" svg:d="m15200 4750c2175 0 725 481 2900 481">
          <text:p/>
        </draw:connector>
        <draw:rect draw:style-name="gr69" draw:text-style-name="P1" xml:id="id34" draw:id="id34" draw:layer="layout" svg:width="3.5cm" svg:height="0.774cm" svg:x="3.1cm" svg:y="4.826cm">
          <text:p text:style-name="P9"><text:span text:style-name="T4">Sockets</text:span></text:p>
        </draw:rect>
        <draw:circle draw:style-name="gr70" draw:text-style-name="P2" xml:id="id33" draw:id="id33" draw:layer="layout" svg:width="0.5cm" svg:height="0.5cm" svg:x="8.5cm" svg:y="4.5cm">
          <text:p/>
        </draw:circle>
        <draw:connector draw:style-name="gr71" draw:text-style-name="P2" draw:layer="layout" draw:type="curve" svg:x1="6.6cm" svg:y1="4.313cm" svg:x2="8.5cm" svg:y2="4.75cm" draw:start-shape="id32" draw:start-glue-point="1" draw:end-shape="id33" draw:end-glue-point="3" svg:d="m6600 4313c1425 0 475 437 1900 437">
          <text:p/>
        </draw:connector>
        <draw:connector draw:style-name="gr72" draw:text-style-name="P2" draw:layer="layout" draw:type="curve" svg:x1="6.6cm" svg:y1="5.213cm" svg:x2="8.5cm" svg:y2="4.75cm" draw:start-shape="id34" draw:start-glue-point="1" draw:end-shape="id33" draw:end-glue-point="3" svg:d="m6600 5213c1425 0 475-463 1900-463">
          <text:p/>
        </draw:connector>
        <draw:connector draw:style-name="gr73" draw:text-style-name="P2" draw:layer="layout" draw:type="curve" svg:x1="15.3cm" svg:y1="12.25cm" svg:x2="18.549cm" svg:y2="15.628cm" draw:start-shape="id26" draw:start-glue-point="1" draw:end-shape="id35" draw:end-glue-point="0" svg:d="m15300 12250c2166 0 3249 1126 3249 3378">
          <text:p/>
        </draw:connector>
        <draw:ellipse draw:style-name="gr74" draw:text-style-name="P2" xml:id="id12" draw:id="id12" draw:layer="layout" svg:width="0.355cm" svg:height="0.207cm" svg:x="12.2cm" svg:y="6.7cm">
          <text:p/>
        </draw:ellipse>
        <draw:circle draw:style-name="gr75" draw:text-style-name="P2" xml:id="id36" draw:id="id36" draw:layer="layout" svg:width="0.5cm" svg:height="0.5cm" svg:x="15.4cm" svg:y="10.9cm">
          <text:p/>
        </draw:circle>
        <draw:rect draw:style-name="gr76" draw:text-style-name="P1" xml:id="id38" draw:id="id38" draw:layer="layout" svg:width="3.5cm" svg:height="0.774cm" svg:x="18.8cm" svg:y="11.244cm">
          <text:p text:style-name="P9"><text:span text:style-name="T4">XML</text:span></text:p>
        </draw:rect>
        <draw:connector draw:style-name="gr77" draw:text-style-name="P2" draw:layer="layout" draw:type="curve" svg:x1="15.9cm" svg:y1="11.15cm" svg:x2="18.8cm" svg:y2="10.713cm" draw:start-shape="id36" draw:start-glue-point="1" draw:end-shape="id37" draw:end-glue-point="3" svg:d="m15900 11150c2175 0 725-437 2900-437">
          <text:p/>
        </draw:connector>
        <draw:connector draw:style-name="gr78" draw:text-style-name="P2" draw:layer="layout" draw:type="curve" svg:x1="15.9cm" svg:y1="11.15cm" svg:x2="18.8cm" svg:y2="11.631cm" draw:start-shape="id36" draw:start-glue-point="1" draw:end-shape="id38" svg:d="m15900 11150c2175 0 725 481 2900 481">
          <text:p/>
        </draw:connector>
        <draw:frame draw:style-name="gr9" draw:text-style-name="P7" draw:layer="layout" svg:width="2.432cm" svg:height="1.293cm" svg:x="13.003cm" svg:y="10.101cm">
          <draw:text-box>
            <text:p text:style-name="P6"><text:span text:style-name="T1">dflt runtime</text:span><text:span text:style-name="T1"><text:line-break/></text:span><text:span text:style-name="T1">profilestore</text:span></text:p>
          </draw:text-box>
        </draw:frame>
        <draw:rect draw:style-name="gr79" draw:text-style-name="P1" xml:id="id37" draw:id="id37" draw:layer="layout" svg:width="3.5cm" svg:height="0.774cm" svg:x="18.8cm" svg:y="10.326cm">
          <text:p text:style-name="P9"><text:span text:style-name="T4">Dflt (in-mem)</text:span></text:p>
        </draw:rect>
        <draw:rect draw:style-name="gr80" draw:text-style-name="P1" xml:id="id32" draw:id="id32" draw:layer="layout" svg:width="3.5cm" svg:height="0.774cm" svg:x="3.1cm" svg:y="3.926cm">
          <text:p text:style-name="P9"><text:span text:style-name="T4">Http</text:span></text:p>
        </draw:rect>
        <draw:rect draw:style-name="gr81" draw:text-style-name="P1" xml:id="id40" draw:id="id40" draw:layer="layout" svg:width="2.939cm" svg:height="0.773cm" svg:x="0.7cm" svg:y="16.228cm">
          <text:p text:style-name="P9"><text:span text:style-name="T4">Applib</text:span></text:p>
        </draw:rect>
        <draw:line draw:style-name="gr82" draw:text-style-name="P6" draw:layer="layout" svg:x1="4cm" svg:y1="15.9cm" svg:x2="4cm" svg:y2="17.224cm">
          <text:p/>
        </draw:line>
        <draw:line draw:style-name="gr82" draw:text-style-name="P6" draw:layer="layout" svg:x1="4cm" svg:y1="15.9cm" svg:x2="4.4cm" svg:y2="15.5cm">
          <text:p/>
        </draw:line>
        <draw:line draw:style-name="gr82" draw:text-style-name="P6" draw:layer="layout" svg:x1="4cm" svg:y1="17.2cm" svg:x2="4.4cm" svg:y2="17.6cm">
          <text:p/>
        </draw:line>
        <draw:line draw:style-name="gr82" draw:text-style-name="P6" draw:layer="layout" svg:x1="3.8cm" svg:y1="16.6cm" svg:x2="4cm" svg:y2="16.6cm">
          <text:p/>
        </draw:line>
        <draw:connector draw:style-name="gr83" draw:text-style-name="P2" draw:layer="layout" draw:type="curve" draw:line-skew="0.711cm" svg:x1="10.083cm" svg:y1="9.178cm" svg:x2="2.169cm" svg:y2="16.228cm" draw:start-shape="id39" draw:start-glue-point="2" draw:end-shape="id40" draw:end-glue-point="0" svg:d="m10083 9178c0 6354-7914 2829-7914 7050">
          <text:p/>
        </draw:connector>
        <draw:ellipse draw:style-name="gr84" draw:text-style-name="P2" xml:id="id39" draw:id="id39" draw:layer="layout" svg:width="0.353cm" svg:height="0.224cm" svg:x="9.907cm" svg:y="8.954cm">
          <text:p/>
        </draw:ellipse>
        <draw:frame draw:style-name="gr9" draw:text-style-name="P10" draw:layer="layout" svg:width="2.432cm" svg:height="1.293cm" svg:x="8.502cm" svg:y="5.001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  <draw:rect draw:style-name="gr85" draw:text-style-name="P1" xml:id="id41" draw:id="id41" draw:layer="layout" svg:width="3.5cm" svg:height="0.774cm" svg:x="0.701cm" svg:y="11.031cm">
          <text:p text:style-name="P9"><text:span text:style-name="T4">JSON (rest)</text:span></text:p>
        </draw:rect>
        <draw:frame draw:style-name="gr86" draw:layer="layout" svg:width="0.502cm" svg:height="0.806cm" svg:x="3.353cm" svg:y="11.472cm">
          <draw:text-box>
            <text:p/>
          </draw:text-box>
        </draw:frame>
        <draw:connector draw:style-name="gr87" draw:text-style-name="P2" draw:layer="layout" draw:type="curve" svg:x1="4.201cm" svg:y1="11.418cm" svg:x2="6.401cm" svg:y2="8.55cm" draw:start-shape="id41" draw:start-glue-point="1" svg:d="m4201 11418c2029 0 930-2868 2200-28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 Haywood</meta:initial-creator>
    <meta:creation-date>2010-05-14T12:53:25</meta:creation-date>
    <dc:date>2011-06-26T12:57:43.27</dc:date>
    <meta:editing-duration>PT12H5M21S</meta:editing-duration>
    <meta:editing-cycles>19</meta:editing-cycles>
    <meta:generator>LibreOffice/3.3$Win32 LibreOffice_project/330m19$Build-202</meta:generator>
    <meta:document-statistic meta:object-count="101"/>
  </office:meta>
</office:document-meta>
</file>